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8" style:family="paragraph" style:parent-style-name="Standard">
      <style:paragraph-properties fo:text-align="justify" style:justify-single-word="false"/>
      <style:text-properties style:font-name="Liberation Sans"/>
    </style:style>
    <style:style style:name="P9" style:family="paragraph" style:parent-style-name="Table_20_Contents">
      <style:text-properties fo:color="#000000" style:font-name="Liberation Sans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Liberation Sans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0fc448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101c64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ans" officeooo:rsid="000fc448" officeooo:paragraph-rsid="00101c64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0fc448"/>
    </style:style>
    <style:style style:name="P18" style:family="paragraph" style:parent-style-name="Standard" style:list-style-name="L2">
      <style:paragraph-properties fo:text-align="justify" style:justify-single-word="false"/>
      <style:text-properties officeooo:paragraph-rsid="00101c64"/>
    </style:style>
    <style:style style:name="P19" style:family="paragraph" style:parent-style-name="Standard">
      <style:paragraph-properties fo:text-align="justify" style:justify-single-word="false"/>
      <style:text-properties officeooo:paragraph-rsid="00101c64"/>
    </style:style>
    <style:style style:name="P20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01c64"/>
    </style:style>
    <style:style style:name="P22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officeooo:rsid="000fc448"/>
    </style:style>
    <style:style style:name="T5" style:family="text">
      <style:text-properties fo:color="#000000" style:font-name="Liberation Sans" officeooo:rsid="00101c64"/>
    </style:style>
    <style:style style:name="T6" style:family="text">
      <style:text-properties officeooo:rsid="000fc448"/>
    </style:style>
    <style:style style:name="T7" style:family="text">
      <style:text-properties officeooo:rsid="00101c6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><text:tab/><text:span text:style-name="T6">Laden der Konfiguration beim Systemstart</text:span></text:p>
      <text:p text:style-name="P3"/>
      <text:p text:style-name="P4"><text:bookmark-start text:name="__RefHeading___Toc730_77933981"/><text:bookmark-end text:name="__RefHeading___Toc730_77933981"/></text:p>
      <text:p text:style-name="P6"><text:span text:style-name="Absatz-Standardschriftart"><text:span text:style-name="T1">Als Anwender möchte ich das System starten und </text:span></text:span><text:span text:style-name="Absatz-Standardschriftart"><text:span text:style-name="T4">die Standardkonfiguration soll sofort geladen werden.</text:span></text:span></text:p>
      <text:p text:style-name="P7"/>
      <text:h text:style-name="P22" text:outline-level="1"><text:bookmark-start text:name="__RefHeading___Toc732_77933981"/>Akzeptanzkriterien<text:bookmark-end text:name="__RefHeading___Toc732_77933981"/></text:h>
      <text:p text:style-name="P5"/>
      <text:list xml:id="list1807513853" text:style-name="L1">
        <text:list-item>
          <text:p text:style-name="P13">Starten über doppelklick der System Verknüpfung auf dem Desktop</text:p>
        </text:list-item>
        <text:list-item>
          <text:p text:style-name="P14">Das System lädt die Standardkonfiguration</text:p>
          <text:list>
            <text:list-item>
              <text:p text:style-name="P15"><text:span text:style-name="T7">W</text:span><text:span text:style-name="Absatz-Standardschriftart">ird keine Standardkonfiguration gefunden oder ist diese leer sind keine Stationen und Kreuzungen zu se</text:span><text:span text:style-name="Absatz-Standardschriftart"><text:span text:style-name="T7">hen</text:span></text:span></text:p>
            </text:list-item>
            <text:list-item>
              <text:p text:style-name="P15"><text:span text:style-name="Absatz-Standardschriftart"><text:span text:style-name="T7">Wird </text:span></text:span><text:span text:style-name="Absatz-Standardschriftart">die Standardkonfiguration gefunden und sie enthält gültige Daten, sieht der Nutzer nun die gespeicherte Standardkonfiguration</text:span></text:p>
            </text:list-item>
          </text:list>
        </text:list-item>
        <text:list-item>
          <text:p text:style-name="P15"><text:span text:style-name="Absatz-Standardschriftart">Somit ist </text:span><text:span text:style-name="Absatz-Standardschriftart"><text:span text:style-name="T7">das Laden der Konfiguration beim</text:span></text:span><text:span text:style-name="Absatz-Standardschriftart"> Systemstart erfolgreich abgeschlossen.</text:span></text:p>
        </text:list-item>
      </text:list>
      <text:p text:style-name="P19"><text:span text:style-name="Absatz-Standardschriftart"><text:span text:style-name="T1"/></text:span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7FA9F403DAD56B88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8-03-26T12:11:00Z</meta:creation-date>
    <dc:date>2018-05-22T15:28:19.308000000</dc:date>
    <meta:editing-cycles>28</meta:editing-cycles>
    <meta:editing-duration>PT8M59S</meta:editing-duration>
    <meta:document-statistic meta:table-count="2" meta:image-count="1" meta:object-count="0" meta:page-count="1" meta:paragraph-count="14" meta:word-count="93" meta:character-count="686" meta:non-whitespace-character-count="611"/>
    <meta:template xlink:type="simple" xlink:actuate="onRequest" xlink:title="" xlink:href="Normal"/>
  </office:meta>
</office:document-meta>
</file>